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ffffff" draw:textarea-horizontal-align="justify" draw:textarea-vertical-align="middle" draw:auto-grow-height="false" fo:min-height="8.957cm" fo:min-width="17.23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7" style:family="graphic" style:parent-style-name="Object_20_with_20_no_20_fill_20_and_20_no_20_line">
      <style:graphic-properties draw:stroke="none" draw:stroke-dash="Long_20_Dash" svg:stroke-color="#ff0000" draw:textarea-horizontal-align="center" draw:textarea-vertical-align="middle" draw:ole-draw-aspect="1" style:protect="size" loext:decorative="false"/>
    </style:style>
    <style:style style:name="gr18" style:family="graphic" style:parent-style-name="Object_20_with_20_no_20_fill_20_and_20_no_20_line">
      <style:graphic-properties draw:stroke="none" draw:stroke-dash="Long_20_Dash" svg:stroke-color="#ff0000" draw:ole-draw-aspect="1" style:protect="size" loext:decorative="false"/>
    </style:style>
    <style:style style:name="gr19" style:family="graphic" style:parent-style-name="objectwithoutfill">
      <style:graphic-properties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Long_20_Dash_20__28_Rounded_29_" svg:stroke-color="#ff0000" draw:marker-end="Arrowheads_20_26" draw:marker-end-width="0.3cm" svg:stroke-linecap="round" draw:fill="none" draw:textarea-vertical-align="middle" loext:decorative="false"/>
    </style:style>
    <style:style style:name="gr24" style:family="graphic" style:parent-style-name="objectwithoutfill">
      <style:graphic-properties draw:stroke="dash" draw:stroke-dash="Long_20_Dash" svg:stroke-color="#ff0000" draw:marker-end="Arrowheads_20_27" draw:marker-end-width="0.3cm" svg:stroke-linecap="butt" draw:fill="none" draw:textarea-vertical-align="middle" loext:decorative="false"/>
    </style:style>
    <style:style style:name="gr25" style:family="graphic" style:parent-style-name="standard">
      <style:graphic-properties draw:stroke="dash" draw:stroke-dash="Long_20_Dash" svg:stroke-color="#ff0000" draw:fill="none" loext:fill-use-slide-background="false" draw:textarea-horizontal-align="justify" draw:textarea-vertical-align="middle" draw:auto-grow-height="false" fo:min-height="0.425cm" fo:min-width="0.174cm" loext:decorative="false"/>
    </style:style>
    <style:style style:name="gr26" style:family="graphic" style:parent-style-name="standard">
      <style:graphic-properties draw:stroke="dash" draw:stroke-dash="Long_20_Dash" svg:stroke-color="#ff0000" draw:fill="none" loext:fill-use-slide-background="false" draw:textarea-horizontal-align="justify" draw:textarea-vertical-align="middle" draw:auto-grow-height="false" fo:min-height="0.425cm" fo:min-width="1.81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3cm" svg:height="9.207cm" svg:x="2.27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358cm" svg:x="8.93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8.93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358cm" svg:x="3.85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3.85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4.01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4.0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588cm" svg:y1="11.16cm" svg:x2="3.858cm" svg:y2="11.16cm">
          <text:p/>
        </draw:line>
        <draw:line draw:style-name="gr5" draw:text-style-name="P3" draw:layer="layout" svg:x1="2.588cm" svg:y1="14.97cm" svg:x2="3.858cm" svg:y2="14.97cm">
          <text:p/>
        </draw:line>
        <draw:line draw:style-name="gr6" draw:text-style-name="P3" draw:layer="layout" svg:x1="6.398cm" svg:y1="11.16cm" svg:x2="8.938cm" svg:y2="11.16cm">
          <text:p/>
        </draw:line>
        <draw:line draw:style-name="gr7" draw:text-style-name="P3" draw:layer="layout" svg:x1="6.398cm" svg:y1="11.16cm" svg:x2="8.938cm" svg:y2="14.652cm">
          <text:p/>
        </draw:line>
        <draw:line draw:style-name="gr8" draw:text-style-name="P3" draw:layer="layout" svg:x1="6.398cm" svg:y1="14.97cm" svg:x2="8.938cm" svg:y2="11.477cm">
          <text:p/>
        </draw:line>
        <draw:line draw:style-name="gr9" draw:text-style-name="P3" draw:layer="layout" svg:x1="6.398cm" svg:y1="14.97cm" svg:x2="8.938cm" svg:y2="14.97cm">
          <text:p/>
        </draw:line>
        <draw:line draw:style-name="gr10" draw:text-style-name="P3" draw:layer="layout" svg:x1="11.478cm" svg:y1="11.16cm" svg:x2="14.018cm" svg:y2="11.16cm">
          <text:p/>
        </draw:line>
        <draw:line draw:style-name="gr11" draw:text-style-name="P3" draw:layer="layout" svg:x1="11.478cm" svg:y1="14.97cm" svg:x2="14.018cm" svg:y2="14.97cm">
          <text:p/>
        </draw:line>
        <draw:line draw:style-name="gr12" draw:text-style-name="P3" draw:layer="layout" svg:x1="11.478cm" svg:y1="11.16cm" svg:x2="14.018cm" svg:y2="14.652cm">
          <text:p/>
        </draw:line>
        <draw:line draw:style-name="gr13" draw:text-style-name="P3" draw:layer="layout" svg:x1="11.478cm" svg:y1="14.97cm" svg:x2="14.018cm" svg:y2="11.477cm">
          <text:p/>
        </draw:line>
        <draw:line draw:style-name="gr14" draw:text-style-name="P3" draw:layer="layout" svg:x1="16.558cm" svg:y1="11.16cm" svg:x2="17.51cm" svg:y2="11.16cm">
          <text:p/>
        </draw:line>
        <draw:line draw:style-name="gr15" draw:text-style-name="P3" draw:layer="layout" svg:x1="16.558cm" svg:y1="14.97cm" svg:x2="17.51cm" svg:y2="14.97cm">
          <text:p/>
        </draw:line>
        <draw:frame draw:style-name="gr16" draw:text-style-name="P4" draw:layer="layout" svg:width="0.659cm" svg:height="0.796cm" svg:x="7.826cm" svg:y="10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4" draw:layer="layout" svg:width="0.668cm" svg:height="0.796cm" svg:x="7.827cm" svg:y="11.3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4" draw:layer="layout" svg:width="0.668cm" svg:height="0.796cm" svg:x="8.427cm" svg:y="13.3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4" draw:layer="layout" svg:width="0.689cm" svg:height="0.796cm" svg:x="8.227cm" svg:y="15.0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4" draw:layer="layout" svg:width="0.666cm" svg:height="0.796cm" svg:x="13.127cm" svg:y="10.2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4" draw:layer="layout" svg:width="0.676cm" svg:height="0.796cm" svg:x="13.727cm" svg:y="11.7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4" draw:layer="layout" svg:width="0.54cm" svg:height="0.796cm" svg:x="2.627cm" svg:y="10.3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6" draw:text-style-name="P4" draw:layer="layout" svg:width="0.549cm" svg:height="0.796cm" svg:x="2.628cm" svg:y="14.0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4" draw:layer="layout" svg:width="0.544cm" svg:height="0.796cm" svg:x="16.728cm" svg:y="10.3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4" draw:layer="layout" svg:width="0.554cm" svg:height="0.796cm" svg:x="16.728cm" svg:y="14.1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8" draw:layer="layout" svg:width="0.67cm" svg:height="0.796cm" svg:x="13.427cm" svg:y="13.1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4" draw:layer="layout" svg:width="0.672cm" svg:height="0.796cm" svg:x="13.327cm" svg:y="1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4" draw:layer="layout" svg:width="0.524cm" svg:height="0.796cm" svg:x="4.928cm" svg:y="10.6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4" draw:layer="layout" svg:width="0.533cm" svg:height="0.796cm" svg:x="4.928cm" svg:y="14.4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4" draw:layer="layout" svg:width="0.533cm" svg:height="0.796cm" svg:x="10.028cm" svg:y="10.6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4" draw:layer="layout" svg:width="0.554cm" svg:height="0.796cm" svg:x="10.029cm" svg:y="14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4" draw:layer="layout" svg:width="0.531cm" svg:height="0.796cm" svg:x="15.029cm" svg:y="10.6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4" draw:layer="layout" svg:width="0.541cm" svg:height="0.796cm" svg:x="15.03cm" svg:y="14.5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" draw:text-style-name="P4" draw:layer="layout" svg:width="0.537cm" svg:height="0.796cm" svg:x="6.528cm" svg:y="10.36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4" draw:layer="layout" svg:width="0.546cm" svg:height="0.796cm" svg:x="6.529cm" svg:y="14.8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6" draw:text-style-name="P4" draw:layer="layout" svg:width="0.546cm" svg:height="0.796cm" svg:x="11.629cm" svg:y="10.36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4" draw:layer="layout" svg:width="0.567cm" svg:height="0.796cm" svg:x="11.629cm" svg:y="14.86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4" draw:layer="layout" svg:width="1.409cm" svg:height="0.796cm" svg:x="11.973cm" svg:y="11.1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7" draw:text-style-name="P4" draw:layer="layout" svg:width="2.587cm" svg:height="0.796cm" svg:x="16.729cm" svg:y="15.0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4" draw:layer="layout" svg:width="1.43cm" svg:height="0.796cm" svg:x="11.574cm" svg:y="15.5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7" draw:text-style-name="P4" draw:layer="layout" svg:width="2.558cm" svg:height="0.796cm" svg:x="16.73cm" svg:y="11.3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19" draw:text-style-name="P3" draw:layer="layout" svg:x1="5.127cm" svg:y1="9.572cm" svg:x2="5.127cm" svg:y2="8.302cm">
          <text:p/>
        </draw:line>
        <draw:frame draw:style-name="gr20" draw:text-style-name="P5" draw:layer="layout" svg:width="3.673cm" svg:height="0.962cm" svg:x="3.54cm" svg:y="7.34cm">
          <draw:text-box>
            <text:p>Input Layer</text:p>
          </draw:text-box>
        </draw:frame>
        <draw:line draw:style-name="gr19" draw:text-style-name="P3" draw:layer="layout" svg:x1="10.128cm" svg:y1="9.573cm" svg:x2="10.128cm" svg:y2="8.303cm">
          <text:p/>
        </draw:line>
        <draw:frame draw:style-name="gr21" draw:text-style-name="P5" draw:layer="layout" svg:width="4.265cm" svg:height="0.962cm" svg:x="8.541cm" svg:y="7.341cm">
          <draw:text-box>
            <text:p>Hidden Layer</text:p>
          </draw:text-box>
        </draw:frame>
        <draw:line draw:style-name="gr19" draw:text-style-name="P3" draw:layer="layout" svg:x1="15.229cm" svg:y1="9.574cm" svg:x2="15.229cm" svg:y2="8.304cm">
          <text:p/>
        </draw:line>
        <draw:frame draw:style-name="gr22" draw:text-style-name="P5" draw:layer="layout" svg:width="4.168cm" svg:height="0.962cm" svg:x="13.642cm" svg:y="7.342cm">
          <draw:text-box>
            <text:p>Output Layer</text:p>
          </draw:text-box>
        </draw:frame>
        <draw:line draw:style-name="gr23" draw:text-style-name="P3" draw:layer="layout" svg:x1="16.557cm" svg:y1="11.795cm" svg:x2="13.382cm" svg:y2="11.477cm">
          <text:p/>
        </draw:line>
        <draw:line draw:style-name="gr24" draw:text-style-name="P3" draw:layer="layout" svg:x1="16.557cm" svg:y1="15.287cm" svg:x2="13.382cm" svg:y2="11.795cm">
          <text:p/>
        </draw:line>
        <draw:custom-shape draw:style-name="gr25" draw:text-style-name="P3" draw:layer="layout" svg:width="0.952cm" svg:height="0.953cm" svg:x="13.06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952cm" svg:height="0.953cm" svg:x="13.266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3.266cm" svg:height="0.953cm" svg:x="16.466cm" svg:y="11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3.266cm" svg:height="0.953cm" svg:x="16.467cm" svg:y="1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21T13:38:15.042685238</dc:date>
    <meta:editing-duration>PT6H52M33S</meta:editing-duration>
    <meta:editing-cycles>16</meta:editing-cycles>
    <meta:generator>LibreOffice/7.6.4.1$Linux_X86_64 LibreOffice_project/60$Build-1</meta:generator>
    <meta:document-statistic meta:object-count="57"/>
  </office:meta>
</office:document-meta>
</file>

<file path=Object 1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0/content.xml><?xml version="1.0" encoding="utf-8"?>
<math xmlns="http://www.w3.org/1998/Math/MathML" display="block">
  <semantics>
    <msub>
      <mi>o</mi>
      <mn>6</mn>
    </msub>
    <annotation encoding="StarMath 5.0">o_6</annotation>
  </semantics>
</math>
</file>

<file path=Object 11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12/content.xml><?xml version="1.0" encoding="utf-8"?>
<math xmlns="http://www.w3.org/1998/Math/MathML" display="block">
  <semantics>
    <msub>
      <mi>w</mi>
      <mn>8</mn>
    </msub>
    <annotation encoding="StarMath 5.0">w_8</annotation>
  </semantics>
</math>
</file>

<file path=Object 1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4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15/content.xml><?xml version="1.0" encoding="utf-8"?>
<math xmlns="http://www.w3.org/1998/Math/MathML" display="block">
  <semantics>
    <msub>
      <mi>n</mi>
      <mn>3</mn>
    </msub>
    <annotation encoding="StarMath 5.0">n_3</annotation>
  </semantics>
</math>
</file>

<file path=Object 16/content.xml><?xml version="1.0" encoding="utf-8"?>
<math xmlns="http://www.w3.org/1998/Math/MathML" display="block">
  <semantics>
    <msub>
      <mi>n</mi>
      <mn>4</mn>
    </msub>
    <annotation encoding="StarMath 5.0">n_4</annotation>
  </semantics>
</math>
</file>

<file path=Object 17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8/content.xml><?xml version="1.0" encoding="utf-8"?>
<math xmlns="http://www.w3.org/1998/Math/MathML" display="block">
  <semantics>
    <msub>
      <mi>n</mi>
      <mn>6</mn>
    </msub>
    <annotation encoding="StarMath 5.0">n_6</annotation>
  </semantics>
</math>
</file>

<file path=Object 1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2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20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21/content.xml><?xml version="1.0" encoding="utf-8"?>
<math xmlns="http://www.w3.org/1998/Math/MathML" display="block">
  <semantics>
    <msub>
      <mi>o</mi>
      <mn>3</mn>
    </msub>
    <annotation encoding="StarMath 5.0">o_3</annotation>
  </semantics>
</math>
</file>

<file path=Object 22/content.xml><?xml version="1.0" encoding="utf-8"?>
<math xmlns="http://www.w3.org/1998/Math/MathML" display="block">
  <semantics>
    <msub>
      <mi>o</mi>
      <mn>4</mn>
    </msub>
    <annotation encoding="StarMath 5.0">o_4</annotation>
  </semantics>
</math>
</file>

<file path=Object 23/content.xml><?xml version="1.0" encoding="utf-8"?>
<math xmlns="http://www.w3.org/1998/Math/MathML" display="block">
  <semantics>
    <mrow>
      <msub>
        <mi>δ</mi>
        <mn>3</mn>
      </msub>
      <mo stretchy="false">=</mo>
      <mi>?</mi>
    </mrow>
    <annotation encoding="StarMath 5.0">%delta_3 = ?</annotation>
  </semantics>
</math>
</file>

<file path=Object 24/content.xml><?xml version="1.0" encoding="utf-8"?>
<math xmlns="http://www.w3.org/1998/Math/MathML" display="block">
  <semantics>
    <mrow>
      <msub>
        <mi>δ</mi>
        <mn>6</mn>
      </msub>
      <mo stretchy="false">=</mo>
      <mrow>
        <msub>
          <mi>t</mi>
          <mn>2</mn>
        </msub>
        <mo stretchy="false">−</mo>
        <msub>
          <mi>o</mi>
          <mn>6</mn>
        </msub>
      </mrow>
    </mrow>
    <annotation encoding="StarMath 5.0">%delta_6 = t_2 - o_6</annotation>
  </semantics>
</math>
</file>

<file path=Object 25/content.xml><?xml version="1.0" encoding="utf-8"?>
<math xmlns="http://www.w3.org/1998/Math/MathML" display="block">
  <semantics>
    <mrow>
      <msub>
        <mi>δ</mi>
        <mn>4</mn>
      </msub>
      <mo stretchy="false">=</mo>
      <mi>?</mi>
    </mrow>
    <annotation encoding="StarMath 5.0">%delta_4 = ?</annotation>
  </semantics>
</math>
</file>

<file path=Object 26/content.xml><?xml version="1.0" encoding="utf-8"?>
<math xmlns="http://www.w3.org/1998/Math/MathML" display="block">
  <semantics>
    <mrow>
      <msub>
        <mi>δ</mi>
        <mn>5</mn>
      </msub>
      <mo stretchy="false">=</mo>
      <mrow>
        <msub>
          <mi>t</mi>
          <mn>1</mn>
        </msub>
        <mo stretchy="false">−</mo>
        <msub>
          <mi>o</mi>
          <mn>5</mn>
        </msub>
      </mrow>
    </mrow>
    <annotation encoding="StarMath 5.0">%delta_5 = t_1 - o_5</annotation>
  </semantics>
</math>
</file>

<file path=Object 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4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5/content.xml><?xml version="1.0" encoding="utf-8"?>
<math xmlns="http://www.w3.org/1998/Math/MathML" display="block">
  <semantics>
    <msub>
      <mi>w</mi>
      <mn>5</mn>
    </msub>
    <annotation encoding="StarMath 5.0">w_5</annotation>
  </semantics>
</math>
</file>

<file path=Object 6/content.xml><?xml version="1.0" encoding="utf-8"?>
<math xmlns="http://www.w3.org/1998/Math/MathML" display="block">
  <semantics>
    <msub>
      <mi>w</mi>
      <mn>6</mn>
    </msub>
    <annotation encoding="StarMath 5.0">w_6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/content.xml><?xml version="1.0" encoding="utf-8"?>
<math xmlns="http://www.w3.org/1998/Math/MathML" display="block">
  <semantics>
    <msub>
      <mi>o</mi>
      <mn>5</mn>
    </msub>
    <annotation encoding="StarMath 5.0">o_5</annotation>
  </semantics>
</math>
</file>